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  <style:style style:name="ce2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Ai1</text:p>
          </table:table-cell>
          <table:table-cell office:value-type="string" calcext:value-type="string">
            <text:p>Ai2</text:p>
          </table:table-cell>
          <table:table-cell office:value-type="string" calcext:value-type="string">
            <text:p>Ai1/Ai2</text:p>
          </table:table-cell>
          <table:table-cell office:value-type="string" calcext:value-type="string">
            <text:p>Xi=log(Ai1/Ai2)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.9" calcext:value-type="float">
            <text:p>106.9</text:p>
          </table:table-cell>
          <table:table-cell office:value-type="float" office:value="112.9" calcext:value-type="float">
            <text:p>112.9</text:p>
          </table:table-cell>
          <table:table-cell office:value-type="float" office:value="0.9469" calcext:value-type="float">
            <text:p>0.9469</text:p>
          </table:table-cell>
          <table:table-cell office:value-type="float" office:value="-0.05461" calcext:value-type="float">
            <text:p>-0.05461</text:p>
          </table:table-cell>
          <table:table-cell/>
          <table:table-cell table:formula="of:=[.B2]/[.C2]" office:value-type="float" office:value="0.946855624446413" calcext:value-type="float">
            <text:p>0.9469</text:p>
          </table:table-cell>
          <table:table-cell table:formula="of:=LOG10([.B2]/[.C2])" office:value-type="float" office:value="-0.0237162367161898" calcext:value-type="float">
            <text:p>-0.02372</text:p>
          </table:table-cell>
          <table:table-cell table:formula="of:=LOG([.G2])" office:value-type="float" office:value="-0.0237162367161898" calcext:value-type="float">
            <text:p>-0.02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.3" calcext:value-type="float">
            <text:p>131.3</text:p>
          </table:table-cell>
          <table:table-cell office:value-type="float" office:value="124.4" calcext:value-type="float">
            <text:p>124.4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05398" calcext:value-type="float">
            <text:p>0.05398</text:p>
          </table:table-cell>
          <table:table-cell/>
          <table:table-cell table:formula="of:=[.B3]/[.C3]" office:value-type="float" office:value="1.05546623794212" calcext:value-type="float">
            <text:p>1.0555</text:p>
          </table:table-cell>
          <table:table-cell table:formula="of:=LOG10([.B3]/[.C3])" office:value-type="float" office:value="0.0234443457346795" calcext:value-type="float">
            <text:p>0.02344</text:p>
          </table:table-cell>
          <table:table-cell table:formula="of:=LOG([.G3])" office:value-type="float" office:value="0.0234443457346795" calcext:value-type="float">
            <text:p>0.023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.4" calcext:value-type="float">
            <text:p>81.4</text:p>
          </table:table-cell>
          <table:table-cell office:value-type="float" office:value="89.5" calcext:value-type="float">
            <text:p>89.5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13695" calcext:value-type="float">
            <text:p>0.13695</text:p>
          </table:table-cell>
          <table:table-cell/>
          <table:table-cell table:formula="of:=[.B4]/[.C4]" office:value-type="float" office:value="0.909497206703911" calcext:value-type="float">
            <text:p>0.9095</text:p>
          </table:table-cell>
          <table:table-cell table:formula="of:=LOG10([.B4]/[.C4])" office:value-type="float" office:value="-0.0411986304267107" calcext:value-type="float">
            <text:p>-0.04120</text:p>
          </table:table-cell>
          <table:table-cell table:formula="of:=LOG([.G4])" office:value-type="float" office:value="-0.0411986304267107" calcext:value-type="float">
            <text:p>-0.04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.7" calcext:value-type="float">
            <text:p>154.7</text:p>
          </table:table-cell>
          <table:table-cell office:value-type="float" office:value="134.9" calcext:value-type="float">
            <text:p>134.9</text:p>
          </table:table-cell>
          <table:table-cell office:value-type="float" office:value="1.1468" calcext:value-type="float">
            <text:p>1.1468</text:p>
          </table:table-cell>
          <table:table-cell office:value-type="float" office:value="0.02643" calcext:value-type="float">
            <text:p>0.02643</text:p>
          </table:table-cell>
          <table:table-cell/>
          <table:table-cell table:formula="of:=[.B5]/[.C5]" office:value-type="float" office:value="1.14677538917717" calcext:value-type="float">
            <text:p>1.1468</text:p>
          </table:table-cell>
          <table:table-cell table:formula="of:=LOG10([.B5]/[.C5])" office:value-type="float" office:value="0.0594783640274632" calcext:value-type="float">
            <text:p>0.05948</text:p>
          </table:table-cell>
          <table:table-cell table:formula="of:=LOG([.G5])" office:value-type="float" office:value="0.0594783640274632" calcext:value-type="float">
            <text:p>0.059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.2" calcext:value-type="float">
            <text:p>111.2</text:p>
          </table:table-cell>
          <table:table-cell office:value-type="float" office:value="108.3" calcext:value-type="float">
            <text:p>108.3</text:p>
          </table:table-cell>
          <table:table-cell office:value-type="float" office:value="1.0268" calcext:value-type="float">
            <text:p>1.0268</text:p>
          </table:table-cell>
          <table:table-cell office:value-type="float" office:value="-0.09486" calcext:value-type="float">
            <text:p>-0.09486</text:p>
          </table:table-cell>
          <table:table-cell/>
          <table:table-cell table:formula="of:=[.B6]/[.C6]" office:value-type="float" office:value="1.02677746999077" calcext:value-type="float">
            <text:p>1.0268</text:p>
          </table:table-cell>
          <table:table-cell table:formula="of:=LOG10([.B6]/[.C6])" office:value-type="float" office:value="0.0114763306207183" calcext:value-type="float">
            <text:p>0.01148</text:p>
          </table:table-cell>
          <table:table-cell table:formula="of:=LOG([.G6])" office:value-type="float" office:value="0.0114763306207183" calcext:value-type="float">
            <text:p>0.011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.8" calcext:value-type="float">
            <text:p>85.8</text:p>
          </table:table-cell>
          <table:table-cell office:value-type="float" office:value="94" calcext:value-type="float">
            <text:p>94</text:p>
          </table:table-cell>
          <table:table-cell office:value-type="float" office:value="0.9128" calcext:value-type="float">
            <text:p>0.9128</text:p>
          </table:table-cell>
          <table:table-cell office:value-type="float" office:value="-0.09128" calcext:value-type="float">
            <text:p>-0.09128</text:p>
          </table:table-cell>
          <table:table-cell/>
          <table:table-cell table:formula="of:=[.B7]/[.C7]" office:value-type="float" office:value="0.912765957446808" calcext:value-type="float">
            <text:p>0.9128</text:p>
          </table:table-cell>
          <table:table-cell table:formula="of:=LOG10([.B7]/[.C7])" office:value-type="float" office:value="-0.0396405657509932" calcext:value-type="float">
            <text:p>-0.03964</text:p>
          </table:table-cell>
          <table:table-cell table:formula="of:=LOG([.G7])" office:value-type="float" office:value="-0.0396405657509932" calcext:value-type="float">
            <text:p>-0.039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5.2" calcext:value-type="float">
            <text:p>295.2</text:p>
          </table:table-cell>
          <table:table-cell office:value-type="float" office:value="418.6" calcext:value-type="float">
            <text:p>418.6</text:p>
          </table:table-cell>
          <table:table-cell office:value-type="float" office:value="0.7052" calcext:value-type="float">
            <text:p>0.7052</text:p>
          </table:table-cell>
          <table:table-cell office:value-type="float" office:value="-0.34926" calcext:value-type="float">
            <text:p>-0.34926</text:p>
          </table:table-cell>
          <table:table-cell/>
          <table:table-cell table:formula="of:=[.B8]/[.C8]" office:value-type="float" office:value="0.705207835642618" calcext:value-type="float">
            <text:p>0.7052</text:p>
          </table:table-cell>
          <table:table-cell table:formula="of:=LOG10([.B8]/[.C8])" office:value-type="float" office:value="-0.151682870851664" calcext:value-type="float">
            <text:p>-0.15168</text:p>
          </table:table-cell>
          <table:table-cell table:formula="of:=LOG([.G8])" office:value-type="float" office:value="-0.151682870851664" calcext:value-type="float">
            <text:p>-0.151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207" calcext:value-type="float">
            <text:p>207</text:p>
          </table:table-cell>
          <table:table-cell office:value-type="float" office:value="1.0483" calcext:value-type="float">
            <text:p>1.0483</text:p>
          </table:table-cell>
          <table:table-cell office:value-type="float" office:value="0.04718" calcext:value-type="float">
            <text:p>0.04718</text:p>
          </table:table-cell>
          <table:table-cell/>
          <table:table-cell table:formula="of:=[.B9]/[.C9]" office:value-type="float" office:value="1.04830917874396" calcext:value-type="float">
            <text:p>1.0483</text:p>
          </table:table-cell>
          <table:table-cell table:formula="of:=LOG10([.B9]/[.C9])" office:value-type="float" office:value="0.0204893883916118" calcext:value-type="float">
            <text:p>0.02049</text:p>
          </table:table-cell>
          <table:table-cell table:formula="of:=LOG([.G9])" office:value-type="float" office:value="0.0204893883916118" calcext:value-type="float">
            <text:p>0.020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2.3" calcext:value-type="float">
            <text:p>252.3</text:p>
          </table:table-cell>
          <table:table-cell office:value-type="float" office:value="239.3" calcext:value-type="float">
            <text:p>239.3</text:p>
          </table:table-cell>
          <table:table-cell office:value-type="float" office:value="1.0543" calcext:value-type="float">
            <text:p>1.0543</text:p>
          </table:table-cell>
          <table:table-cell office:value-type="float" office:value="0.0529" calcext:value-type="float">
            <text:p>0.0529</text:p>
          </table:table-cell>
          <table:table-cell/>
          <table:table-cell table:formula="of:=[.B10]/[.C10]" office:value-type="float" office:value="1.05432511491851" calcext:value-type="float">
            <text:p>1.0543</text:p>
          </table:table-cell>
          <table:table-cell table:formula="of:=LOG10([.B10]/[.C10])" office:value-type="float" office:value="0.0229745519041372" calcext:value-type="float">
            <text:p>0.02297</text:p>
          </table:table-cell>
          <table:table-cell table:formula="of:=LOG([.G10])" office:value-type="float" office:value="0.0229745519041372" calcext:value-type="float">
            <text:p>0.022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7.9" calcext:value-type="float">
            <text:p>157.9</text:p>
          </table:table-cell>
          <table:table-cell office:value-type="float" office:value="207.3" calcext:value-type="float">
            <text:p>207.3</text:p>
          </table:table-cell>
          <table:table-cell office:value-type="float" office:value="0.7617" calcext:value-type="float">
            <text:p>0.7617</text:p>
          </table:table-cell>
          <table:table-cell office:value-type="float" office:value="-0.27221" calcext:value-type="float">
            <text:p>-0.27221</text:p>
          </table:table-cell>
          <table:table-cell/>
          <table:table-cell table:formula="of:=[.B11]/[.C11]" office:value-type="float" office:value="0.761698022190063" calcext:value-type="float">
            <text:p>0.7617</text:p>
          </table:table-cell>
          <table:table-cell table:formula="of:=LOG10([.B11]/[.C11])" office:value-type="float" office:value="-0.118217172085567" calcext:value-type="float">
            <text:p>-0.11822</text:p>
          </table:table-cell>
          <table:table-cell table:formula="of:=LOG([.G11])" office:value-type="float" office:value="-0.118217172085567" calcext:value-type="float">
            <text:p>-0.11822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style-name="ce1" table:formula="of:=AVERAGE([.E2:.E11])" office:value-type="float" office:value="-0.054478" calcext:value-type="float">
            <text:p>-0.05448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dev</text:p>
          </table:table-cell>
          <table:table-cell table:style-name="ce1" table:formula="of:=STDEV([.E2:.E11])" office:value-type="float" office:value="0.154239016234184" calcext:value-type="float">
            <text:p>0.15424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.3" calcext:value-type="float">
            <text:p>217.3</text:p>
          </table:table-cell>
          <table:table-cell office:value-type="float" office:value="195.2" calcext:value-type="float">
            <text:p>195.2</text:p>
          </table:table-cell>
          <table:table-cell office:value-type="float" office:value="1.1132" calcext:value-type="float">
            <text:p>1.1132</text:p>
          </table:table-cell>
          <table:table-cell office:value-type="float" office:value="0.10725" calcext:value-type="float">
            <text:p>0.10725</text:p>
          </table:table-cell>
          <table:table-cell/>
          <table:table-cell table:formula="of:=[.B16]/[.C16]" office:value-type="float" office:value="1.11321721311475" calcext:value-type="float">
            <text:p>1.1132</text:p>
          </table:table-cell>
          <table:table-cell table:formula="of:=LOG10([.B16]/[.C16])" office:value-type="float" office:value="0.0465799129898516" calcext:value-type="float">
            <text:p>0.04658</text:p>
          </table:table-cell>
          <table:table-cell table:formula="of:=LOG([.G16])" office:value-type="float" office:value="0.0465799129898516" calcext:value-type="float">
            <text:p>0.04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.4" calcext:value-type="float">
            <text:p>174.4</text:p>
          </table:table-cell>
          <table:table-cell office:value-type="float" office:value="122.7" calcext:value-type="float">
            <text:p>122.7</text:p>
          </table:table-cell>
          <table:table-cell office:value-type="float" office:value="1.4214" calcext:value-type="float">
            <text:p>1.4214</text:p>
          </table:table-cell>
          <table:table-cell office:value-type="float" office:value="0.35161" calcext:value-type="float">
            <text:p>0.35161</text:p>
          </table:table-cell>
          <table:table-cell/>
          <table:table-cell table:formula="of:=[.B17]/[.C17]" office:value-type="float" office:value="1.42135289323553" calcext:value-type="float">
            <text:p>1.4214</text:p>
          </table:table-cell>
          <table:table-cell table:formula="of:=LOG10([.B17]/[.C17])" office:value-type="float" office:value="0.152701917869544" calcext:value-type="float">
            <text:p>0.15270</text:p>
          </table:table-cell>
          <table:table-cell table:formula="of:=LOG([.G17])" office:value-type="float" office:value="0.152701917869544" calcext:value-type="float">
            <text:p>0.152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5.8" calcext:value-type="float">
            <text:p>155.8</text:p>
          </table:table-cell>
          <table:table-cell office:value-type="float" office:value="188.2" calcext:value-type="float">
            <text:p>188.2</text:p>
          </table:table-cell>
          <table:table-cell office:value-type="float" office:value="0.8278" calcext:value-type="float">
            <text:p>0.8278</text:p>
          </table:table-cell>
          <table:table-cell office:value-type="float" office:value="-0.18893" calcext:value-type="float">
            <text:p>-0.18893</text:p>
          </table:table-cell>
          <table:table-cell/>
          <table:table-cell table:formula="of:=[.B18]/[.C18]" office:value-type="float" office:value="0.827842720510096" calcext:value-type="float">
            <text:p>0.8278</text:p>
          </table:table-cell>
          <table:table-cell table:formula="of:=LOG10([.B18]/[.C18])" office:value-type="float" office:value="-0.0820521657546924" calcext:value-type="float">
            <text:p>-0.08205</text:p>
          </table:table-cell>
          <table:table-cell table:formula="of:=LOG([.G18])" office:value-type="float" office:value="-0.0820521657546924" calcext:value-type="float">
            <text:p>-0.082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9.5" calcext:value-type="float">
            <text:p>299.5</text:p>
          </table:table-cell>
          <table:table-cell office:value-type="float" office:value="309.2" calcext:value-type="float">
            <text:p>309.2</text:p>
          </table:table-cell>
          <table:table-cell office:value-type="float" office:value="0.9686" calcext:value-type="float">
            <text:p>0.9686</text:p>
          </table:table-cell>
          <table:table-cell office:value-type="float" office:value="-0.03187" calcext:value-type="float">
            <text:p>-0.03187</text:p>
          </table:table-cell>
          <table:table-cell/>
          <table:table-cell table:formula="of:=[.B19]/[.C19]" office:value-type="float" office:value="0.96862871927555" calcext:value-type="float">
            <text:p>0.9686</text:p>
          </table:table-cell>
          <table:table-cell table:formula="of:=LOG10([.B19]/[.C19])" office:value-type="float" office:value="-0.0138426585209571" calcext:value-type="float">
            <text:p>-0.01384</text:p>
          </table:table-cell>
          <table:table-cell table:formula="of:=LOG([.G19])" office:value-type="float" office:value="-0.0138426585209571" calcext:value-type="float">
            <text:p>-0.01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7.6" calcext:value-type="float">
            <text:p>157.6</text:p>
          </table:table-cell>
          <table:table-cell office:value-type="float" office:value="153.5" calcext:value-type="float">
            <text:p>153.5</text:p>
          </table:table-cell>
          <table:table-cell office:value-type="float" office:value="1.0267" calcext:value-type="float">
            <text:p>1.0267</text:p>
          </table:table-cell>
          <table:table-cell office:value-type="float" office:value="0.02636" calcext:value-type="float">
            <text:p>0.02636</text:p>
          </table:table-cell>
          <table:table-cell/>
          <table:table-cell table:formula="of:=[.B20]/[.C20]" office:value-type="float" office:value="1.02671009771987" calcext:value-type="float">
            <text:p>1.0267</text:p>
          </table:table-cell>
          <table:table-cell table:formula="of:=LOG10([.B20]/[.C20])" office:value-type="float" office:value="0.0114478333403312" calcext:value-type="float">
            <text:p>0.01145</text:p>
          </table:table-cell>
          <table:table-cell table:formula="of:=LOG([.G20])" office:value-type="float" office:value="0.0114478333403312" calcext:value-type="float">
            <text:p>0.011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1.4" calcext:value-type="float">
            <text:p>121.4</text:p>
          </table:table-cell>
          <table:table-cell office:value-type="float" office:value="104.7" calcext:value-type="float">
            <text:p>104.7</text:p>
          </table:table-cell>
          <table:table-cell office:value-type="float" office:value="1.1595" calcext:value-type="float">
            <text:p>1.1595</text:p>
          </table:table-cell>
          <table:table-cell office:value-type="float" office:value="0.14799" calcext:value-type="float">
            <text:p>0.14799</text:p>
          </table:table-cell>
          <table:table-cell/>
          <table:table-cell table:formula="of:=[.B21]/[.C21]" office:value-type="float" office:value="1.15950334288443" calcext:value-type="float">
            <text:p>1.1595</text:p>
          </table:table-cell>
          <table:table-cell table:formula="of:=LOG10([.B21]/[.C21])" office:value-type="float" office:value="0.0642720050603964" calcext:value-type="float">
            <text:p>0.06427</text:p>
          </table:table-cell>
          <table:table-cell table:formula="of:=LOG([.G21])" office:value-type="float" office:value="0.0642720050603964" calcext:value-type="float">
            <text:p>0.064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.9" calcext:value-type="float">
            <text:p>143.9</text:p>
          </table:table-cell>
          <table:table-cell office:value-type="float" office:value="119.3" calcext:value-type="float">
            <text:p>119.3</text:p>
          </table:table-cell>
          <table:table-cell office:value-type="float" office:value="1.2062" calcext:value-type="float">
            <text:p>1.2062</text:p>
          </table:table-cell>
          <table:table-cell office:value-type="float" office:value="0.18748" calcext:value-type="float">
            <text:p>0.18748</text:p>
          </table:table-cell>
          <table:table-cell/>
          <table:table-cell table:formula="of:=[.B22]/[.C22]" office:value-type="float" office:value="1.20620284995809" calcext:value-type="float">
            <text:p>1.2062</text:p>
          </table:table-cell>
          <table:table-cell table:formula="of:=LOG10([.B22]/[.C22])" office:value-type="float" office:value="0.0814203502662634" calcext:value-type="float">
            <text:p>0.08142</text:p>
          </table:table-cell>
          <table:table-cell table:formula="of:=LOG([.G22])" office:value-type="float" office:value="0.0814203502662634" calcext:value-type="float">
            <text:p>0.081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146.8" calcext:value-type="float">
            <text:p>146.8</text:p>
          </table:table-cell>
          <table:table-cell office:value-type="float" office:value="1.0695" calcext:value-type="float">
            <text:p>1.0695</text:p>
          </table:table-cell>
          <table:table-cell office:value-type="float" office:value="0.06717" calcext:value-type="float">
            <text:p>0.06717</text:p>
          </table:table-cell>
          <table:table-cell/>
          <table:table-cell table:formula="of:=[.B23]/[.C23]" office:value-type="float" office:value="1.06948228882834" calcext:value-type="float">
            <text:p>1.0695</text:p>
          </table:table-cell>
          <table:table-cell table:formula="of:=LOG10([.B23]/[.C23])" office:value-type="float" office:value="0.0291735968291819" calcext:value-type="float">
            <text:p>0.02917</text:p>
          </table:table-cell>
          <table:table-cell table:formula="of:=LOG([.G23])" office:value-type="float" office:value="0.0291735968291819" calcext:value-type="float">
            <text:p>0.029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.5" calcext:value-type="float">
            <text:p>114.5</text:p>
          </table:table-cell>
          <table:table-cell office:value-type="float" office:value="138.2" calcext:value-type="float">
            <text:p>138.2</text:p>
          </table:table-cell>
          <table:table-cell office:value-type="float" office:value="0.8285" calcext:value-type="float">
            <text:p>0.8285</text:p>
          </table:table-cell>
          <table:table-cell office:value-type="float" office:value="-0.18813" calcext:value-type="float">
            <text:p>-0.18813</text:p>
          </table:table-cell>
          <table:table-cell/>
          <table:table-cell table:formula="of:=[.B24]/[.C24]" office:value-type="float" office:value="0.828509406657019" calcext:value-type="float">
            <text:p>0.8285</text:p>
          </table:table-cell>
          <table:table-cell table:formula="of:=LOG10([.B24]/[.C24])" office:value-type="float" office:value="-0.0817025563622728" calcext:value-type="float">
            <text:p>-0.08170</text:p>
          </table:table-cell>
          <table:table-cell table:formula="of:=LOG([.G24])" office:value-type="float" office:value="-0.0817025563622728" calcext:value-type="float">
            <text:p>-0.081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70.3" calcext:value-type="float">
            <text:p>70.3</text:p>
          </table:table-cell>
          <table:table-cell office:value-type="float" office:value="1.01" calcext:value-type="float">
            <text:p>1.01</text:p>
          </table:table-cell>
          <table:table-cell office:value-type="float" office:value="0.00991" calcext:value-type="float">
            <text:p>0.00991</text:p>
          </table:table-cell>
          <table:table-cell/>
          <table:table-cell table:formula="of:=[.B25]/[.C25]" office:value-type="float" office:value="1.0099573257468" calcext:value-type="float">
            <text:p>1.0100</text:p>
          </table:table-cell>
          <table:table-cell table:formula="of:=LOG10([.B25]/[.C25])" office:value-type="float" office:value="0.00430302369925137" calcext:value-type="float">
            <text:p>0.00430</text:p>
          </table:table-cell>
          <table:table-cell table:formula="of:=LOG([.G25])" office:value-type="float" office:value="0.00430302369925137" calcext:value-type="float">
            <text:p>0.0043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style-name="ce1" table:formula="of:=AVERAGE([.E16:.E25])" office:value-type="float" office:value="0.048884" calcext:value-type="float">
            <text:p>0.04888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dev</text:p>
          </table:table-cell>
          <table:table-cell table:style-name="ce1" table:formula="of:=STDEV([.E16:.E25])" office:value-type="float" office:value="0.165224929461494" calcext:value-type="float">
            <text:p>0.16522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4"/>
          <table:table-cell table:formula="of:=SUMIF([.E16:.E25];&quot;&gt;=0&quot;)" office:value-type="float" office:value="0.89777" calcext:value-type="float">
            <text:p>0.89777</text:p>
          </table:table-cell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6:15:43.426491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07:36.242508478</meta:creation-date>
    <dc:date>2019-05-14T18:24:22.369259565</dc:date>
    <meta:editing-duration>PT2H6M25S</meta:editing-duration>
    <meta:editing-cycles>3</meta:editing-cycles>
    <meta:generator>LibreOffice/6.0.7.3$Linux_X86_64 LibreOffice_project/00m0$Build-3</meta:generator>
    <meta:document-statistic meta:table-count="1" meta:cell-count="173" meta:object-count="0"/>
  </office:meta>
</office:document-meta>
</file>